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Heading_20_1">
      <style:text-properties officeooo:paragraph-rsid="000a71e7"/>
    </style:style>
    <style:style style:name="P5" style:family="paragraph" style:parent-style-name="Heading_20_1">
      <style:paragraph-properties fo:break-before="page"/>
      <style:text-properties officeooo:paragraph-rsid="000a71e7"/>
    </style:style>
    <style:style style:name="P6" style:family="paragraph" style:parent-style-name="Heading_20_2">
      <style:text-properties officeooo:paragraph-rsid="000a71e7"/>
    </style:style>
    <style:style style:name="P7" style:family="paragraph" style:parent-style-name="List_20_Paragraph" style:list-style-name="WWNum4">
      <style:text-properties officeooo:paragraph-rsid="000ca1bd"/>
    </style:style>
    <style:style style:name="P8" style:family="paragraph" style:parent-style-name="List_20_Paragraph">
      <style:text-properties officeooo:rsid="000c4866" officeooo:paragraph-rsid="000c4866"/>
    </style:style>
    <style:style style:name="P9" style:family="paragraph" style:parent-style-name="List_20_Paragraph">
      <style:text-properties officeooo:rsid="000ca1bd" officeooo:paragraph-rsid="000ca1bd"/>
    </style:style>
    <style:style style:name="P10" style:family="paragraph" style:parent-style-name="List_20_Paragraph" style:list-style-name="L1">
      <style:paragraph-properties fo:margin-left="0cm" fo:margin-right="0cm" fo:text-indent="0cm" style:auto-text-indent="false"/>
      <style:text-properties officeooo:paragraph-rsid="000c4866"/>
    </style:style>
    <style:style style:name="P11" style:family="paragraph" style:parent-style-name="List_20_Paragraph">
      <style:paragraph-properties fo:margin-left="0cm" fo:margin-right="0cm" fo:text-indent="0cm" style:auto-text-indent="false"/>
      <style:text-properties officeooo:paragraph-rsid="000c4866"/>
    </style:style>
    <style:style style:name="P12" style:family="paragraph" style:parent-style-name="Standard">
      <style:text-properties officeooo:rsid="000a71e7" officeooo:paragraph-rsid="000a71e7"/>
    </style:style>
    <style:style style:name="P13" style:family="paragraph" style:parent-style-name="Standard">
      <style:text-properties officeooo:paragraph-rsid="000a71e7"/>
    </style:style>
    <style:style style:name="P14" style:family="paragraph" style:parent-style-name="Text_20_body">
      <style:text-properties officeooo:rsid="000a71e7" officeooo:paragraph-rsid="000a71e7"/>
    </style:style>
    <style:style style:name="P15" style:family="paragraph" style:parent-style-name="Title">
      <style:text-properties officeooo:rsid="000a71e7" officeooo:paragraph-rsid="000a71e7"/>
    </style:style>
    <style:style style:name="P16" style:family="paragraph" style:parent-style-name="Title">
      <style:text-properties officeooo:rsid="000c4866" officeooo:paragraph-rsid="000c4866"/>
    </style:style>
    <style:style style:name="T1" style:family="text">
      <style:text-properties officeooo:rsid="000c4866"/>
    </style:style>
    <style:style style:name="T2" style:family="text">
      <style:text-properties officeooo:rsid="000ca1bd"/>
    </style:style>
    <style:style style:name="T3" style:family="text">
      <style:text-properties officeooo:rsid="000ce34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095cm" fo:text-indent="-0.635cm" fo:margin-left="0.09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3cm" fo:text-indent="-0.635cm" fo:margin-left="0.7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6">Lastenheft</text:p>
      <text:p text:style-name="P15"/>
      <text:p text:style-name="P15">Projektarbeit von Sebastian Albert, Ben Stahl und Fynn Federer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3">Inhaltsverzeichnis</text:p>
          </text:index-title>
          <text:p text:style-name="P1"><text:a xlink:type="simple" xlink:href="#__RefHeading___Toc220_2298747997" text:style-name="Index_20_Link" text:visited-style-name="Index_20_Link">Kundenanforderungen:<text:tab/>3</text:a></text:p>
          <text:p text:style-name="P1"><text:a xlink:type="simple" xlink:href="#__RefHeading___Toc222_2298747997" text:style-name="Index_20_Link" text:visited-style-name="Index_20_Link">Muss-/Soll-/Kann-Kriterien:<text:tab/>3</text:a></text:p>
          <text:p text:style-name="P2"><text:a xlink:type="simple" xlink:href="#__RefHeading___Toc224_2298747997" text:style-name="Index_20_Link" text:visited-style-name="Index_20_Link">Muss:<text:tab/>3</text:a></text:p>
          <text:p text:style-name="P2"><text:a xlink:type="simple" xlink:href="#__RefHeading___Toc226_2298747997" text:style-name="Index_20_Link" text:visited-style-name="Index_20_Link">Soll:<text:tab/>3</text:a></text:p>
          <text:p text:style-name="P2"><text:a xlink:type="simple" xlink:href="#__RefHeading___Toc228_2298747997" text:style-name="Index_20_Link" text:visited-style-name="Index_20_Link">Kann:<text:tab/>3</text:a></text:p>
          <text:p text:style-name="P1"><text:a xlink:type="simple" xlink:href="#__RefHeading___Toc230_2298747997" text:style-name="Index_20_Link" text:visited-style-name="Index_20_Link">Was nicht vorkommen soll:<text:tab/>3</text:a></text:p>
          <text:p text:style-name="P1"><text:a xlink:type="simple" xlink:href="#__RefHeading___Toc232_2298747997" text:style-name="Index_20_Link" text:visited-style-name="Index_20_Link">Zeitplan:<text:tab/>3</text:a></text:p>
        </text:index-body>
      </text:table-of-content>
      <text:p text:style-name="P14"/>
      <text:h text:style-name="P5" text:outline-level="1"><text:bookmark-start text:name="_Toc87176005"/><text:bookmark-start text:name="__RefHeading___Toc220_2298747997"/>Kundenanforderungen:<text:bookmark-end text:name="_Toc87176005"/><text:bookmark-end text:name="__RefHeading___Toc220_2298747997"/></text:h>
      <text:list xml:id="list1857840270" text:style-name="L1">
        <text:list-header>
          <text:p text:style-name="P10"/>
        </text:list-header>
      </text:list>
      <text:p text:style-name="P11"><text:span text:style-name="T1">Der Kunde möchte ein Programm mit dem er die Möglichkeit hat neue Projekte und Produkte erstellen, verwalten, verkaufen und anzeigen lassen kann. </text:span></text:p>
      <text:p text:style-name="P13"/>
      <text:h text:style-name="P4" text:outline-level="1"><text:bookmark-start text:name="_Toc87176006"/><text:bookmark-start text:name="__RefHeading___Toc222_2298747997"/>Muss-/Soll-/Kann-Kriterien:<text:bookmark-end text:name="_Toc87176006"/><text:bookmark-end text:name="__RefHeading___Toc222_2298747997"/></text:h>
      <text:p text:style-name="P13"/>
      <text:h text:style-name="P6" text:outline-level="2"><text:bookmark-start text:name="_Toc87176007"/><text:bookmark-start text:name="__RefHeading___Toc224_2298747997"/>Muss:<text:bookmark-end text:name="_Toc87176007"/><text:bookmark-end text:name="__RefHeading___Toc224_2298747997"/></text:h>
      <text:p text:style-name="P8">Das Programm muss die Möglichkeit haben neue Projekte und Produkte zu erstellen und diese zu verwalten und anzeigen zu lassen.</text:p>
      <text:h text:style-name="P6" text:outline-level="2"><text:bookmark-start text:name="_Toc87176008"/><text:bookmark-start text:name="__RefHeading___Toc226_2298747997"/>Soll:<text:bookmark-end text:name="_Toc87176008"/><text:bookmark-end text:name="__RefHeading___Toc226_2298747997"/></text:h>
      <text:list xml:id="list827322358" text:style-name="WWNum4">
        <text:list-header>
          <text:p text:style-name="P7"><text:span text:style-name="T2">Das Programm soll das Verkaufen und Einkaufen von Produkten und Materialien ermöglichen.</text:span></text:p>
        </text:list-header>
      </text:list>
      <text:h text:style-name="P6" text:outline-level="2"><text:bookmark-start text:name="_Toc87176009"/><text:bookmark-start text:name="__RefHeading___Toc228_2298747997"/>Kann:<text:bookmark-end text:name="_Toc87176009"/><text:bookmark-end text:name="__RefHeading___Toc228_2298747997"/></text:h>
      <text:p text:style-name="P9">Am Ende der Entwicklung kann es Möglich sein verschiedene Verkaufsstrategien zu simulieren. Außerdem kann es eine Webseite und eine Einführung(Tutorial) des Programms enthalten.</text:p>
      <text:p text:style-name="P13"/>
      <text:h text:style-name="P4" text:outline-level="1"><text:bookmark-start text:name="_Toc87176010"/><text:bookmark-start text:name="__RefHeading___Toc230_2298747997"/>Was nicht vorkommen soll:<text:bookmark-end text:name="_Toc87176010"/><text:bookmark-end text:name="__RefHeading___Toc230_2298747997"/></text:h>
      <text:p text:style-name="P9">Das Programm soll auf gar keine Fall Fehler(Bugs) enthalten.</text:p>
      <text:p text:style-name="P13"/>
      <text:h text:style-name="P4" text:outline-level="1"><text:bookmark-start text:name="_Toc87176011"/><text:bookmark-start text:name="__RefHeading___Toc232_2298747997"/>Zeitplan:<text:bookmark-end text:name="_Toc87176011"/><text:bookmark-end text:name="__RefHeading___Toc232_2298747997"/></text:h>
      <text:p text:style-name="P12"><text:tab/><text:span text:style-name="T3">Siehe nachfolgende Seite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f5496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365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635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905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75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44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715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85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255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52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5:12:55.338363640</meta:creation-date>
    <dc:date>2021-11-15T16:05:31.343801402</dc:date>
    <meta:editing-duration>PT3S</meta:editing-duration>
    <meta:editing-cycles>1</meta:editing-cycles>
    <meta:document-statistic meta:table-count="0" meta:image-count="0" meta:object-count="0" meta:page-count="3" meta:paragraph-count="23" meta:word-count="128" meta:character-count="920" meta:non-whitespace-character-count="814"/>
    <meta:generator>LibreOffice/6.4.7.2$Linux_X86_64 LibreOffice_project/40$Build-2</meta:generator>
  </office:meta>
</office:document-meta>
</file>